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27a6" officeooo:paragraph-rsid="000127a6"/>
    </style:style>
    <style:style style:name="P2" style:family="paragraph" style:parent-style-name="Standard">
      <style:text-properties officeooo:rsid="00030aac" officeooo:paragraph-rsid="00030aac"/>
    </style:style>
    <style:style style:name="P3" style:family="paragraph" style:parent-style-name="Standard">
      <style:paragraph-properties fo:text-align="start" style:justify-single-word="false"/>
      <style:text-properties officeooo:rsid="0004b5b8" officeooo:paragraph-rsid="0004b5b8"/>
    </style:style>
    <style:style style:name="P4" style:family="paragraph" style:parent-style-name="Standard">
      <style:text-properties officeooo:rsid="0004b5b8" officeooo:paragraph-rsid="0005881d"/>
    </style:style>
    <style:style style:name="P5" style:family="paragraph" style:parent-style-name="Standard">
      <style:text-properties officeooo:rsid="0005881d" officeooo:paragraph-rsid="0005881d"/>
    </style:style>
    <style:style style:name="T1" style:family="text">
      <style:text-properties officeooo:rsid="00030aac"/>
    </style:style>
    <style:style style:name="T2" style:family="text">
      <style:text-properties officeooo:rsid="0004b5b8"/>
    </style:style>
    <style:style style:name="T3" style:family="text">
      <style:text-properties officeooo:rsid="0005881d"/>
    </style:style>
    <style:style style:name="T4" style:family="text">
      <style:text-properties officeooo:rsid="00061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I</text:span>nteger format AG85IF1</text:p>
      <text:p text:style-name="Subtitle">by Arthur Golubev 19850316</text:p>
      <text:p text:style-name="Subtitle">2025-08-18</text:p>
      <text:p text:style-name="Standard"><text:span text:style-name="T2">I</text:span>nteger format AG85SIF1 <text:span text:style-name="T1">is as follows:</text:span></text:p>
      <text:p text:style-name="P2">1. Part 1 – number of <text:span text:style-name="T3">group numbers</text:span> in the following format: as many as number of <text:span text:style-name="T4">group numbers</text:span> digits of value one and an ending digit of value zero;</text:p>
      <text:p text:style-name="P3">2. Part 2<text:span text:style-name="T1"> –</text:span> set of <text:span text:style-name="T3">group integer numbers in more-embracing-forward order;</text:span></text:p>
      <text:p text:style-name="P4">3. <text:span text:style-name="T3">Part 3</text:span><text:span text:style-name="T1"> – </text:span><text:span text:style-name="T3">integer value;</text:span></text:p>
      <text:p text:style-name="P5">4. Resulting values is an integer composed of all of Part 2 set values in order as provided and then Part 3 value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27a6" officeooo:paragraph-rsid="000127a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20:27:28.011357852</meta:creation-date>
    <dc:date>2025-08-18T23:05:15.139317294</dc:date>
    <meta:editing-duration>PT2H37M3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86" meta:character-count="471" meta:non-whitespace-character-count="391"/>
  </office:meta>
</office:document-meta>
</file>